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d425" officeooo:paragraph-rsid="0005d425"/>
    </style:style>
    <style:style style:name="P2" style:family="paragraph" style:parent-style-name="Standard">
      <style:text-properties fo:font-weight="bold" officeooo:rsid="0005d425" officeooo:paragraph-rsid="0005d425" style:font-weight-asian="bold" style:font-weight-complex="bold"/>
    </style:style>
    <style:style style:name="P3" style:family="paragraph" style:parent-style-name="Standard">
      <style:text-properties officeooo:rsid="000877e8" officeooo:paragraph-rsid="000877e8"/>
    </style:style>
    <style:style style:name="P4" style:family="paragraph" style:parent-style-name="Standard">
      <style:text-properties officeooo:rsid="000877e8" officeooo:paragraph-rsid="0028d27b"/>
    </style:style>
    <style:style style:name="P5" style:family="paragraph" style:parent-style-name="Standard">
      <style:text-properties officeooo:rsid="000877e8" officeooo:paragraph-rsid="0028db84"/>
    </style:style>
    <style:style style:name="P6" style:family="paragraph" style:parent-style-name="Standard">
      <style:text-properties officeooo:rsid="000d62cb" officeooo:paragraph-rsid="000d62cb"/>
    </style:style>
    <style:style style:name="P7" style:family="paragraph" style:parent-style-name="Standard">
      <style:text-properties officeooo:rsid="000dc738" officeooo:paragraph-rsid="000dc738"/>
    </style:style>
    <style:style style:name="P8" style:family="paragraph" style:parent-style-name="Standard">
      <style:text-properties officeooo:rsid="000dc738" officeooo:paragraph-rsid="0028db84"/>
    </style:style>
    <style:style style:name="P9" style:family="paragraph" style:parent-style-name="Standard">
      <style:text-properties officeooo:rsid="000e4362" officeooo:paragraph-rsid="000e4362"/>
    </style:style>
    <style:style style:name="P10" style:family="paragraph" style:parent-style-name="Standard">
      <style:text-properties officeooo:rsid="0010011f" officeooo:paragraph-rsid="0010011f"/>
    </style:style>
    <style:style style:name="P11" style:family="paragraph" style:parent-style-name="Standard">
      <style:text-properties officeooo:rsid="0010011f" officeooo:paragraph-rsid="00327fdb"/>
    </style:style>
    <style:style style:name="P12" style:family="paragraph" style:parent-style-name="Standard">
      <style:text-properties officeooo:rsid="0010011f" officeooo:paragraph-rsid="003da7a5"/>
    </style:style>
    <style:style style:name="P13" style:family="paragraph" style:parent-style-name="Standard">
      <style:text-properties officeooo:rsid="0013dbe9" officeooo:paragraph-rsid="0013dbe9"/>
    </style:style>
    <style:style style:name="P14" style:family="paragraph" style:parent-style-name="Standard">
      <style:text-properties officeooo:rsid="00180f75" officeooo:paragraph-rsid="00180f75"/>
    </style:style>
    <style:style style:name="P15" style:family="paragraph" style:parent-style-name="Standard">
      <style:text-properties officeooo:rsid="00184e22" officeooo:paragraph-rsid="00184e22"/>
    </style:style>
    <style:style style:name="P16" style:family="paragraph" style:parent-style-name="Standard">
      <style:text-properties officeooo:rsid="00184e22" officeooo:paragraph-rsid="0019e3de"/>
    </style:style>
    <style:style style:name="P17" style:family="paragraph" style:parent-style-name="Standard">
      <style:text-properties officeooo:rsid="0019e3de" officeooo:paragraph-rsid="0019e3de"/>
    </style:style>
    <style:style style:name="P18" style:family="paragraph" style:parent-style-name="Standard">
      <style:text-properties officeooo:rsid="001b2058" officeooo:paragraph-rsid="001c6e8d"/>
    </style:style>
    <style:style style:name="P19" style:family="paragraph" style:parent-style-name="Standard">
      <style:text-properties officeooo:rsid="001bbab1" officeooo:paragraph-rsid="001bbab1"/>
    </style:style>
    <style:style style:name="P20" style:family="paragraph" style:parent-style-name="Standard">
      <style:text-properties officeooo:rsid="001bbab1" officeooo:paragraph-rsid="0019e3de"/>
    </style:style>
    <style:style style:name="P21" style:family="paragraph" style:parent-style-name="Standard">
      <style:text-properties officeooo:rsid="001bbab1" officeooo:paragraph-rsid="001ce663"/>
    </style:style>
    <style:style style:name="P22" style:family="paragraph" style:parent-style-name="Standard">
      <style:text-properties officeooo:rsid="001c6e8d" officeooo:paragraph-rsid="001c6e8d"/>
    </style:style>
    <style:style style:name="P23" style:family="paragraph" style:parent-style-name="Standard">
      <style:text-properties officeooo:rsid="001ce663" officeooo:paragraph-rsid="001bbab1"/>
    </style:style>
    <style:style style:name="P24" style:family="paragraph" style:parent-style-name="Standard">
      <style:text-properties officeooo:rsid="001ce663" officeooo:paragraph-rsid="001ce663"/>
    </style:style>
    <style:style style:name="P25" style:family="paragraph" style:parent-style-name="Standard">
      <style:text-properties officeooo:rsid="00239a52" officeooo:paragraph-rsid="00239a52"/>
    </style:style>
    <style:style style:name="P26" style:family="paragraph" style:parent-style-name="Standard">
      <style:text-properties officeooo:rsid="002476ab" officeooo:paragraph-rsid="002476ab"/>
    </style:style>
    <style:style style:name="P27" style:family="paragraph" style:parent-style-name="Standard">
      <style:text-properties officeooo:rsid="002476ab" officeooo:paragraph-rsid="00239a52"/>
    </style:style>
    <style:style style:name="P28" style:family="paragraph" style:parent-style-name="Standard">
      <style:text-properties officeooo:rsid="0025eea3" officeooo:paragraph-rsid="0025eea3"/>
    </style:style>
    <style:style style:name="P29" style:family="paragraph" style:parent-style-name="Standard">
      <style:text-properties officeooo:rsid="00287fe9" officeooo:paragraph-rsid="00287fe9"/>
    </style:style>
    <style:style style:name="P30" style:family="paragraph" style:parent-style-name="Standard">
      <style:text-properties officeooo:rsid="0028d27b" officeooo:paragraph-rsid="0028d27b"/>
    </style:style>
    <style:style style:name="P31" style:family="paragraph" style:parent-style-name="Standard">
      <style:text-properties officeooo:rsid="002b1121" officeooo:paragraph-rsid="002b1121"/>
    </style:style>
    <style:style style:name="P32" style:family="paragraph" style:parent-style-name="Standard">
      <style:text-properties officeooo:rsid="000ce3c3" officeooo:paragraph-rsid="0028db84"/>
    </style:style>
    <style:style style:name="P33" style:family="paragraph" style:parent-style-name="Standard">
      <style:text-properties officeooo:rsid="00327fdb" officeooo:paragraph-rsid="00327fdb"/>
    </style:style>
    <style:style style:name="P34" style:family="paragraph" style:parent-style-name="Standard">
      <style:text-properties officeooo:rsid="0034ad56" officeooo:paragraph-rsid="0034ad56"/>
    </style:style>
    <style:style style:name="P35" style:family="paragraph" style:parent-style-name="Standard">
      <style:text-properties officeooo:rsid="003876ba" officeooo:paragraph-rsid="003876ba"/>
    </style:style>
    <style:style style:name="P36" style:family="paragraph" style:parent-style-name="Standard">
      <style:text-properties officeooo:rsid="003876ba" officeooo:paragraph-rsid="0039b259"/>
    </style:style>
    <style:style style:name="P37" style:family="paragraph" style:parent-style-name="Standard">
      <style:text-properties officeooo:rsid="003bad1e" officeooo:paragraph-rsid="003bad1e"/>
    </style:style>
    <style:style style:name="P38" style:family="paragraph" style:parent-style-name="Standard">
      <style:text-properties officeooo:rsid="0039b259" officeooo:paragraph-rsid="003d826a"/>
    </style:style>
    <style:style style:name="P39" style:family="paragraph" style:parent-style-name="Standard">
      <style:text-properties officeooo:rsid="0039b259" officeooo:paragraph-rsid="0039b259"/>
    </style:style>
    <style:style style:name="P40" style:family="paragraph" style:parent-style-name="Standard">
      <style:text-properties officeooo:rsid="003f13fa" officeooo:paragraph-rsid="003f13fa"/>
    </style:style>
    <style:style style:name="P41" style:family="paragraph" style:parent-style-name="Standard">
      <style:text-properties officeooo:rsid="0040d659" officeooo:paragraph-rsid="0040d659"/>
    </style:style>
    <style:style style:name="P42" style:family="paragraph" style:parent-style-name="Standard">
      <style:text-properties officeooo:rsid="0041b175" officeooo:paragraph-rsid="0041b175"/>
    </style:style>
    <style:style style:name="P43" style:family="paragraph" style:parent-style-name="Standard">
      <style:text-properties officeooo:rsid="00184e22" officeooo:paragraph-rsid="005166c3"/>
    </style:style>
    <style:style style:name="P44" style:family="paragraph" style:parent-style-name="Standard">
      <style:text-properties officeooo:rsid="004b63b0" officeooo:paragraph-rsid="00555a21"/>
    </style:style>
    <style:style style:name="P45" style:family="paragraph" style:parent-style-name="Standard">
      <style:text-properties officeooo:rsid="00522c87" officeooo:paragraph-rsid="00555a21"/>
    </style:style>
    <style:style style:name="P46" style:family="paragraph" style:parent-style-name="Standard">
      <style:text-properties officeooo:rsid="004faa6b" officeooo:paragraph-rsid="004ae91c"/>
    </style:style>
    <style:style style:name="P47" style:family="paragraph" style:parent-style-name="Standard">
      <style:text-properties officeooo:rsid="004faa6b" officeooo:paragraph-rsid="00555a21"/>
    </style:style>
    <style:style style:name="P48" style:family="paragraph" style:parent-style-name="Standard">
      <style:text-properties officeooo:rsid="0019e3de" officeooo:paragraph-rsid="0019e3de"/>
    </style:style>
    <style:style style:name="P49" style:family="paragraph" style:parent-style-name="Standard">
      <style:text-properties officeooo:rsid="0019e3de" officeooo:paragraph-rsid="00555a21"/>
    </style:style>
    <style:style style:name="P50" style:family="paragraph" style:parent-style-name="Standard">
      <style:text-properties officeooo:rsid="004ae91c" officeooo:paragraph-rsid="00555a21"/>
    </style:style>
    <style:style style:name="P51" style:family="paragraph" style:parent-style-name="Standard">
      <style:text-properties officeooo:rsid="00565662" officeooo:paragraph-rsid="00565662"/>
    </style:style>
    <style:style style:name="T1" style:family="text">
      <style:text-properties officeooo:rsid="0006ee1c"/>
    </style:style>
    <style:style style:name="T2" style:family="text">
      <style:text-properties officeooo:rsid="0009d45c"/>
    </style:style>
    <style:style style:name="T3" style:family="text">
      <style:text-properties officeooo:rsid="000b5ff2"/>
    </style:style>
    <style:style style:name="T4" style:family="text">
      <style:text-properties officeooo:rsid="000ce3c3"/>
    </style:style>
    <style:style style:name="T5" style:family="text">
      <style:text-properties officeooo:rsid="000dc738"/>
    </style:style>
    <style:style style:name="T6" style:family="text">
      <style:text-properties officeooo:rsid="000e4362"/>
    </style:style>
    <style:style style:name="T7" style:family="text">
      <style:text-properties officeooo:rsid="0010011f"/>
    </style:style>
    <style:style style:name="T8" style:family="text">
      <style:text-properties officeooo:rsid="001339d5"/>
    </style:style>
    <style:style style:name="T9" style:family="text">
      <style:text-properties officeooo:rsid="00166aea"/>
    </style:style>
    <style:style style:name="T10" style:family="text">
      <style:text-properties officeooo:rsid="00184e22"/>
    </style:style>
    <style:style style:name="T11" style:family="text">
      <style:text-properties officeooo:rsid="0019e3de"/>
    </style:style>
    <style:style style:name="T12" style:family="text">
      <style:text-properties officeooo:rsid="001c6e8d"/>
    </style:style>
    <style:style style:name="T13" style:family="text">
      <style:text-properties officeooo:rsid="001cd02f"/>
    </style:style>
    <style:style style:name="T14" style:family="text">
      <style:text-properties officeooo:rsid="001e9690"/>
    </style:style>
    <style:style style:name="T15" style:family="text">
      <style:text-properties officeooo:rsid="00223be8"/>
    </style:style>
    <style:style style:name="T16" style:family="text">
      <style:text-properties officeooo:rsid="002476ab"/>
    </style:style>
    <style:style style:name="T17" style:family="text">
      <style:text-properties officeooo:rsid="002505a2"/>
    </style:style>
    <style:style style:name="T18" style:family="text">
      <style:text-properties officeooo:rsid="002600a8"/>
    </style:style>
    <style:style style:name="T19" style:family="text">
      <style:text-properties officeooo:rsid="00287fe9"/>
    </style:style>
    <style:style style:name="T20" style:family="text">
      <style:text-properties officeooo:rsid="0028d27b"/>
    </style:style>
    <style:style style:name="T21" style:family="text">
      <style:text-properties officeooo:rsid="00291ae0"/>
    </style:style>
    <style:style style:name="T22" style:family="text">
      <style:text-properties officeooo:rsid="002b1121"/>
    </style:style>
    <style:style style:name="T23" style:family="text">
      <style:text-properties officeooo:rsid="002c7e68"/>
    </style:style>
    <style:style style:name="T24" style:family="text">
      <style:text-properties officeooo:rsid="002c9629"/>
    </style:style>
    <style:style style:name="T25" style:family="text">
      <style:text-properties officeooo:rsid="002df855"/>
    </style:style>
    <style:style style:name="T26" style:family="text">
      <style:text-properties officeooo:rsid="00327fdb"/>
    </style:style>
    <style:style style:name="T27" style:family="text">
      <style:text-properties officeooo:rsid="0032f5ce"/>
    </style:style>
    <style:style style:name="T28" style:family="text">
      <style:text-properties officeooo:rsid="00369478"/>
    </style:style>
    <style:style style:name="T29" style:family="text">
      <style:text-properties officeooo:rsid="0039b259"/>
    </style:style>
    <style:style style:name="T30" style:family="text">
      <style:text-properties officeooo:rsid="003da7a5"/>
    </style:style>
    <style:style style:name="T31" style:family="text">
      <style:text-properties officeooo:rsid="0040d659"/>
    </style:style>
    <style:style style:name="T32" style:family="text">
      <style:text-properties officeooo:rsid="00416627"/>
    </style:style>
    <style:style style:name="T33" style:family="text">
      <style:text-properties officeooo:rsid="0042dd9b"/>
    </style:style>
    <style:style style:name="T34" style:family="text">
      <style:text-properties officeooo:rsid="00470e0c"/>
    </style:style>
    <style:style style:name="T35" style:family="text">
      <style:text-properties officeooo:rsid="00486657"/>
    </style:style>
    <style:style style:name="T36" style:family="text">
      <style:text-properties officeooo:rsid="004b63b0"/>
    </style:style>
    <style:style style:name="T37" style:family="text">
      <style:text-properties officeooo:rsid="00521342"/>
    </style:style>
    <style:style style:name="T38" style:family="text">
      <style:text-properties officeooo:rsid="0053b159"/>
    </style:style>
    <style:style style:name="T39" style:family="text">
      <style:text-properties officeooo:rsid="00555a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ull Project commentary</text:p>
      <text:p text:style-name="P10">Page 1:</text:p>
      <text:p text:style-name="P1"/>
      <text:p text:style-name="P28">The idea for PCB111000 is based on the ATMEL AVR Butterfly module which came with an excellent text by Joe Pardue (JP) specifically written for the <text:span text:style-name="T19">younger </text:span>beginner. <text:s/>Why not start by downloading the text and skimming through chapter<text:span text:style-name="T18">s</text:span> 1 <text:span text:style-name="T18">and 2</text:span>. <text:s/>Rather than <text:span text:style-name="T20">the </text:span>WinAVR <text:span text:style-name="T20">compiler </text:span>we now use Arduino. <text:s/>Programmers notepad <text:span text:style-name="T25">(pn) </text:span>and Bray++ are both still invaluable. </text:p>
      <text:p text:style-name="P1"/>
      <text:p text:style-name="P1">Our first project a <text:span text:style-name="T1">simple</text:span> C program <text:span text:style-name="T1">is based on JP’s Blinky, see JP p30. <text:s text:c="2"/>A selection is offered here. <text:s/>Why not choose one and type it in. Click on Sketch then Verify/Compile. Fix the errors it reports (usually typos) then click on Export compiled Binary. <text:s/>Connect the pcb to the computer, open Bray++; set the Baud rate to 57600, click on rescan, then connect. <text:s/>At the user prompt press p, upload the hex file, then press r when the user prompt is reinstated.</text:span></text:p>
      <text:p text:style-name="P29">Hopefully the display will burst into life.</text:p>
      <text:p text:style-name="P1"/>
      <text:p text:style-name="P3">Look at JP chapter 3 <text:span text:style-name="T2">for an intro to Blinky. <text:s/></text:span><text:s text:c="2"/><text:span text:style-name="T3">Now look again at your own code and notice several lines:</text:span></text:p>
      <text:p text:style-name="P3"/>
      <text:p text:style-name="P4">#include “First_project_header.<text:span text:style-name="T4">h” <text:s/><text:tab/>This contains additional information required by the compiler, including other .h and .c files with essential definitions and resource subroutines <text:s/>(pn is recommended for opening these). <text:s text:c="2"/></text:span></text:p>
      <text:p text:style-name="P30"/>
      <text:p text:style-name="P32">setup_328_HW (Hard Ware and which is known as (k\a) a macro). Details are given in the header file.</text:p>
      <text:p text:style-name="P5"/>
      <text:p text:style-name="P8">Unsigned int PORT_1<text:tab/>PORT_1 is the name of a memory location that holds numbers. <text:s/><text:span text:style-name="T21">The smallest element of computer memory is a bit and can hold either a 1 or a 0. <text:s/>Memory is often divided into blocks of 8 bits. 16 bits are reserved for PORT_1. It can hold numbers between 0 and 2^16, but excluding 2^16 (2 raised to the power of 16) itself. <text:s/>See JP chapter 4 for an introduction.</text:span></text:p>
      <text:p text:style-name="P4"/>
      <text:p text:style-name="P6">One_wire_Tx_2_integers(PORT_1, PORT_1)<text:tab/>This is a resource <text:span text:style-name="T19">subroutine </text:span>which sends data over the one wire link to the ATtiny device which uses it to drive the display.</text:p>
      <text:p text:style-name="P34">Note: Subroutines are called by the main routine. Here we define them as either resource <text:span text:style-name="T28">subroutines which are for general use </text:span>or project subroutines which are written for a particular project.</text:p>
      <text:p text:style-name="P6"/>
      <text:p text:style-name="P6">sei(); <text:tab/>This enables interrupts which are required by the one wire link (<text:span text:style-name="T5">and will</text:span> be discussed later)</text:p>
      <text:p text:style-name="P6"/>
      <text:p text:style-name="P6">SW_reset;<text:tab/>This is also a macro. It uses a device k/a a watch dog timer <text:span text:style-name="T20">(</text:span>wtd<text:span text:style-name="T20">)</text:span> to reset the program so that it repeats endlessly.</text:p>
      <text:p text:style-name="P6"/>
      <text:p text:style-name="P31">Having got the example working click on <text:span text:style-name="T23">T</text:span>ools/Auto Format. <text:span text:style-name="T23">It makes the code much clearer to read. <text:s/>Why not comment each line stating what it does as a learning aide (See JP p39).</text:span></text:p>
      <text:p text:style-name="P6"/>
      <text:p text:style-name="P7">Try several examples, they provide good practice at entering programs. <text:s/><text:span text:style-name="T22">The for loop, the while loop and the if statement are very important features of C. <text:s/>A good look at JP chapter 5: C Control flow is recommended before moving on from this first project.</text:span></text:p>
      <text:p text:style-name="P31">Of less importance <text:span text:style-name="T24">right now </text:span>are the arithmetic and logic symbols included in the examples. JP gives full definitions of these in chapter 4. </text:p>
      <text:p text:style-name="P9"/>
      <text:p text:style-name="P7"><text:span text:style-name="T9">E</text:span>xampl<text:span text:style-name="T7">e</text:span> 8 introduces the resource <text:span text:style-name="T22">subroutines</text:span></text:p>
      <text:p text:style-name="P7"><text:tab/>PRN_16bit_GEN(0) which generates random numbers</text:p>
      <text:p text:style-name="P7"><text:soft-page-break/><text:tab/>Timer_T2_10mS_delay_x_m(<text:span text:style-name="T6">) which uses a HW timer to generate delays</text:span></text:p>
      <text:p text:style-name="P7"/>
      <text:p text:style-name="P9">Example 9 introduces a project subroutine “backup_the_display()”</text:p>
      <text:p text:style-name="P9"><text:tab/>This provides a service for the main routine</text:p>
      <text:p text:style-name="P9"><text:tab/>Its main purpose here is to make the code easier to read </text:p>
      <text:p text:style-name="P9"/>
      <text:p text:style-name="P13">Having looked at the examples why not mix and match to compose your own code.</text:p>
      <text:p text:style-name="P9"/>
      <text:p text:style-name="P10"/>
      <text:p text:style-name="P10"/>
      <text:p text:style-name="P10"/>
      <text:p text:style-name="P10">Page 2</text:p>
      <text:p text:style-name="P33">Introducing the USART (Universal …. Receiver Transmitter module)</text:p>
      <text:p text:style-name="P11">Many devices have a <text:span text:style-name="T26">receiver transmitter module </text:span>for communicating with a PC.</text:p>
      <text:p text:style-name="P14">See JP page 98 for a few details.</text:p>
      <text:p text:style-name="P12">Arduino provides a comprehensive <text:span text:style-name="T8">s</text:span>et of functions for using the U<text:span text:style-name="T26">S</text:span>ART. <text:s/>Here basic <text:span text:style-name="T27">do it yourself (DIY)</text:span> functions are used. <text:s/><text:span text:style-name="T30">This approach provides a good introduction to the data sheet, a vital resource for setting up other things such a timers and interrupts. </text:span></text:p>
      <text:p text:style-name="P12"/>
      <text:p text:style-name="P35">Take a look at the project subroutine Char_to_PC_Local().</text:p>
      <text:p text:style-name="P37">And see section 20.11.1 of the data sheet</text:p>
      <text:p text:style-name="P35">UDR0 <text:span text:style-name="T29">and UCSR0A are</text:span> register<text:span text:style-name="T29">s</text:span> <text:span text:style-name="T29">i</text:span>n the USART. <text:s/></text:p>
      <text:p text:style-name="P36">Data to be transmitted must first be written to UDR0.</text:p>
      <text:p text:style-name="P36">If data has been received it can be read from UDR0.</text:p>
      <text:p text:style-name="P36"/>
      <text:p text:style-name="P38">UDRE0 is bit 5 of register UCRS0A. <text:s/></text:p>
      <text:p text:style-name="P38">The USART sets this bit to one when it is ready to <text:span text:style-name="T30">accept new data for</text:span> transmi<text:span text:style-name="T30">ssion</text:span>.</text:p>
      <text:p text:style-name="P39">Similarly it sets bit RXC0 to 1 when data has been received and can be read. </text:p>
      <text:p text:style-name="P40"/>
      <text:p text:style-name="P40">A number of these DIY functions can be found in </text:p>
      <text:p text:style-name="P40">Resources_Receiver_transmitter\Basic_IO_and_Timer</text:p>
      <text:p text:style-name="P40">They are best viewed using programmers notepad (pn).</text:p>
      <text:p text:style-name="P14"/>
      <text:p text:style-name="P14">Example 1 simply echoes keypresses to the screen</text:p>
      <text:p text:style-name="P14"/>
      <text:p text:style-name="P14">Example 2 prints many <text:span text:style-name="T10">o</text:span>f the common characters to the screen </text:p>
      <text:p text:style-name="P14">Clicking on the hex button in the receive section of the Bray window shows that each character is represented by a number. <text:span text:style-name="T10">See JP p283.</text:span></text:p>
      <text:p text:style-name="P15"/>
      <text:p text:style-name="P15">Example 3 prints a file. </text:p>
      <text:p text:style-name="P15">Resource “isCharavailable(<text:span text:style-name="T31">65</text:span>)” <text:span text:style-name="T31">returns a 1 immediately if a character is received in a 1 second window. <text:s/>Otherwise it returns zero and is called again.</text:span></text:p>
      <text:p text:style-name="P41">Having received the first character it can then receive any number <text:span text:style-name="T32">but will exit (break) immediately if no character is received after a pause of 154mS.</text:span></text:p>
      <text:p text:style-name="P15"/>
      <text:p text:style-name="P15">Example 4 introduces character strings and shows they can be sent to the PC. </text:p>
      <text:p text:style-name="P15">It also shows how they are stored in <text:span text:style-name="T32">arrays (consecutive locations) in </text:span>memory.</text:p>
      <text:p text:style-name="P16">We <text:span text:style-name="T11">compose the strings and </text:span>choose a name for each <text:span text:style-name="T11">one</text:span>.</text:p>
      <text:p text:style-name="P43">The compiler <text:span text:style-name="T11">adds a 0 to the end of each string. <text:s/>It also replaces the names (i.e. <text:s/>message_1) with the address of the first character in the string. </text:span></text:p>
      <text:p text:style-name="P43"/>
      <text:p text:style-name="P42">Note the two ways o<text:span text:style-name="T37">f writing the appropriate</text:span> the C statements:</text:p>
      <text:p text:style-name="P42"><text:soft-page-break/>The * character indicates that memory location message_1 holds an address.</text:p>
      <text:p text:style-name="P42">The [] characters indicate that message_3 <text:span text:style-name="T33">i</text:span>s an array <text:span text:style-name="T33">of characters.</text:span></text:p>
      <text:p text:style-name="P17"/>
      <text:p text:style-name="P17"/>
      <text:p text:style-name="P17">Example 5 simpl<text:span text:style-name="T33">y</text:span> prints out the characters together with their numeric equivalents</text:p>
      <text:p text:style-name="P17"/>
      <text:p text:style-name="P17">Example 6 Converts a number to a string of characters and sends them to the PC and</text:p>
      <text:p text:style-name="P17">Example 7 Does the reverse.</text:p>
      <text:p text:style-name="P17">These are two very important operations. <text:span text:style-name="T33">T</text:span>ake time to understand what is going on.</text:p>
      <text:p text:style-name="P17">See JP pages 81 to 84 for some help.</text:p>
      <text:p text:style-name="P17"/>
      <text:p text:style-name="P17"/>
      <text:p text:style-name="P50"><text:span text:style-name="T39">Example 8 </text:span><text:s/>A bit more <text:span text:style-name="T39">on pointers</text:span></text:p>
      <text:p text:style-name="P50"/>
      <text:p text:style-name="P50">All <text:span text:style-name="T36">variables </text:span>in the main routine <text:span text:style-name="T36">(i.e. PORT_1) </text:span>are given permanent locations in memory.</text:p>
      <text:p text:style-name="P50">Subroutines all share a common area of memory <text:span text:style-name="T36">and so the variables in a subroutine must all be initialised before it runs.</text:span></text:p>
      <text:p text:style-name="P50">Sometimes it is necessary <text:span text:style-name="T36">for a subroutine to modify the value of a variable each time that it runs or to share it with another subroutine. In this case it must also have a permanent memory location.</text:span></text:p>
      <text:p text:style-name="P44"/>
      <text:p text:style-name="P45">These can be achieved by declaring the variables in the header file rather than in the main routine. They are then known as global variables and can be modified by any subroutine or ISR. </text:p>
      <text:p text:style-name="P45">Alternatively the subroutine can access a memory location <text:span text:style-name="T38">reserved for the main routine.</text:span></text:p>
      <text:p text:style-name="P45"/>
      <text:p text:style-name="P51">In this example subroutine test reserves temporary storage for variable any letter.</text:p>
      <text:p text:style-name="P51">For the variable offset however it expects the main routing to provide a permanent memory location. <text:s/>The character * and &amp; are used as shown to ensure that this happens. <text:s/>See JP chapter 8.</text:p>
      <text:p text:style-name="P49"/>
      <text:p text:style-name="P17"/>
      <text:p text:style-name="P20"/>
      <text:p text:style-name="P19">Page 3</text:p>
      <text:p text:style-name="P19">3A looks at timer <text:span text:style-name="T15">and keypress </text:span>interrupts. </text:p>
      <text:p text:style-name="P22">Se JP p109 for a general intro.</text:p>
      <text:p text:style-name="P19"><text:span text:style-name="T34">In our first projects the</text:span> micro spen<text:span text:style-name="T34">t</text:span> most of its time waiting for <text:span text:style-name="T34">a d</text:span>elay <text:span text:style-name="T34">to complete </text:span>before updating the display. </text:p>
      <text:p text:style-name="P19">In this example <text:span text:style-name="T34">its</text:span> main task is <text:span text:style-name="T34">to do some calculations and </text:span>print out the results. </text:p>
      <text:p text:style-name="P19">A HW timer <text:span text:style-name="T35">runs</text:span> <text:span text:style-name="T35">in the background</text:span>. Every 1<text:span text:style-name="T12">0</text:span>0mS it <text:span text:style-name="T35">generates an </text:span>interrupt. <text:s text:c="2"/><text:span text:style-name="T35">The micro temporarily <text:s/>leaves the</text:span> printing process, jumps to the ISR (interrupt service routine) <text:span text:style-name="T35">and the display is </text:span>update<text:span text:style-name="T35">d</text:span>.</text:p>
      <text:p text:style-name="P19"><text:span text:style-name="T35">A </text:span>key press interrupt is <text:span text:style-name="T35">also </text:span>shown <text:span text:style-name="T35">enabling users to </text:span>to manipulate the display <text:span text:style-name="T35">manually.</text:span></text:p>
      <text:p text:style-name="P23"/>
      <text:p text:style-name="P24">Look at the timer clock_tick() subroutine.</text:p>
      <text:p text:style-name="P24">The timer is configured as a counter.</text:p>
      <text:p text:style-name="P24">It counts from 0 to 12500 </text:p>
      <text:p text:style-name="P24">TCCR1B sets a timer clock to 125KHz</text:p>
      <text:p text:style-name="P24">So it takes 100ms to complete counting raise an interrupt and start again.</text:p>
      <text:p text:style-name="P21"/>
      <text:p text:style-name="P19">Open up the data sheet <text:span text:style-name="T13">section 15.11 to see the registers. We leave most of them alone but</text:span></text:p>
      <text:p text:style-name="P22"><text:span text:style-name="T14">set</text:span> TCCR1B, <text:span text:style-name="T14">TIMSK1 OCR1 and TCNT1.</text:span></text:p>
      <text:p text:style-name="P18"/>
      <text:p text:style-name="P25">3B looks at interrupts generated by pressing one of the user switches.</text:p>
      <text:p text:style-name="P25">PCI stands for pin change interrupt.</text:p>
      <text:p text:style-name="P25">Look at the header file for defini<text:span text:style-name="T16">t</text:span>ions of the macros.</text:p>
      <text:p text:style-name="P25"><text:soft-page-break/>See the data sheet <text:span text:style-name="T16">sections 12.2.4 and 1 for details of the PCI registers.</text:span></text:p>
      <text:p text:style-name="P27"/>
      <text:p text:style-name="P26">3C<text:tab/>Nothing new here, just included for a bit if extra pra<text:span text:style-name="T17">c</text:span>tice</text:p>
      <text:p text:style-name="P26"/>
      <text:p text:style-name="P26">3D<text:tab/><text:span text:style-name="T17">Includes PCI and timer as well as the one wire comms interrupt. <text:s/>Multiple interrupts can easily cause trouble. <text:s/>To avoid this the PCI also resets the micro. <text:s/>Before doing so it writes to the EEPROM. <text:s/>After the reset it reads the EEPROM so that it knows which switch was pressed. <text:s/>EEPROM is a special area of memory that survives power down and reset, which both usually result in all registers being reset to zero.</text:span></text:p>
      <text:p text:style-name="P2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4T17:46:21.216000000</meta:creation-date>
    <dc:date>2022-02-13T15:44:19.682000000</dc:date>
    <meta:editing-duration>PT3H48M33S</meta:editing-duration>
    <meta:editing-cycles>33</meta:editing-cycles>
    <meta:generator>LibreOffice/6.2.8.2$Windows_X86_64 LibreOffice_project/f82ddfca21ebc1e222a662a32b25c0c9d20169ee</meta:generator>
    <meta:document-statistic meta:table-count="0" meta:image-count="0" meta:object-count="0" meta:page-count="4" meta:paragraph-count="85" meta:word-count="1456" meta:character-count="8356" meta:non-whitespace-character-count="6922"/>
  </office:meta>
</office:document-meta>
</file>